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opacity="100%" draw:textarea-horizontal-align="justify" draw:textarea-vertical-align="middle" draw:auto-grow-height="false" draw:shadow="visible" draw:shadow-offset-x="0.1cm" draw:shadow-offset-y="0.1cm" draw:shadow-opacity="100%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ffff" draw:opacity="50%" draw:textarea-horizontal-align="justify" draw:textarea-vertical-align="middle" draw:auto-grow-height="false" fo:padding-top="0.1cm" fo:padding-bottom="0.1cm" fo:padding-left="0.1cm" fo:padding-right="0.1cm" draw:shadow-opacity="50%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5cm" svg:height="2.5cm" svg:x="5.448cm" svg:y="0.0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5cm" svg:height="0.833cm" svg:x="5.448cm" svg:y="0.048cm">
            <text:p text:style-name="P2"><text:span text:style-name="T1">AbstractTa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999cm" svg:height="1.667cm" svg:x="5.448cm" svg:y="0.881cm">
            <text:p text:style-name="P4"><text:span text:style-name="T2">+id</text:span></text:p>
            <text:p text:style-name="P4"><text:span text:style-name="T2">+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5cm" svg:height="2.5cm" svg:x="0.048cm" svg:y="3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5cm" svg:height="0.833cm" svg:x="0.048cm" svg:y="3.748cm">
            <text:p text:style-name="P5"><text:span text:style-name="T3">ModelTas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999cm" svg:height="1.667cm" svg:x="0.048cm" svg:y="4.581cm">
            <text:p text:style-name="P4"><text:span text:style-name="T2">+modelReference</text:span></text:p>
            <text:p text:style-name="P4"><text:span text:style-name="T2">+simulationReference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5cm" svg:height="2.5cm" svg:x="5.448cm" svg:y="3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5cm" svg:height="0.833cm" svg:x="5.448cm" svg:y="3.748cm">
            <text:p text:style-name="P5"><text:span text:style-name="T3">RepeatedTas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999cm" svg:height="1.667cm" svg:x="5.448cm" svg:y="4.581cm">
            <text:p text:style-name="P4"><text:span text:style-name="T2">+listOfRanges</text:span></text:p>
            <text:p text:style-name="P4"><text:span text:style-name="T2">+listOfChanges</text:span></text:p>
            <text:p text:style-name="P4"><text:span text:style-name="T2">+subTask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5cm" svg:height="2.5cm" svg:x="10.848cm" svg:y="3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5cm" svg:height="0.833cm" svg:x="10.848cm" svg:y="3.748cm">
            <text:p text:style-name="P5"><text:span text:style-name="T3">CombinedTas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999cm" svg:height="1.667cm" svg:x="10.848cm" svg:y="4.581cm">
            <text:p text:style-name="P4"><text:span text:style-name="T2">+scheduling</text:span></text:p>
            <text:p text:style-name="P4"><text:span text:style-name="T2">+listOfSubTasks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svg:x1="2.548cm" svg:y1="3.748cm" svg:x2="7.948cm" svg:y2="2.548cm" draw:start-shape="id1" draw:start-glue-point="0" draw:end-shape="id2" draw:end-glue-point="2" svg:d="m2548 3748v-550h5400v-650">
          <text:p/>
        </draw:connector>
        <draw:connector draw:style-name="gr4" draw:text-style-name="P1" draw:layer="layout" svg:x1="13.348cm" svg:y1="3.748cm" svg:x2="7.948cm" svg:y2="2.548cm" draw:start-shape="id3" draw:start-glue-point="0" draw:end-shape="id2" draw:end-glue-point="2" svg:d="m13348 3748v-550h-5400v-650">
          <text:p/>
        </draw:connector>
        <draw:connector draw:style-name="gr4" draw:text-style-name="P1" draw:layer="layout" svg:x1="7.948cm" svg:y1="3.748cm" svg:x2="7.948cm" svg:y2="2.548cm" draw:start-shape="id4" draw:end-shape="id2" draw:end-glue-point="2" svg:d="m7948 3748v-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99" draw:end-color="#c0c0c0" draw:start-intensity="100%" draw:end-intensity="100%" draw:angle="450" draw:border="45%"/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8T19:26:46.76</meta:creation-date>
    <dc:date>2012-08-08T19:57:56.82</dc:date>
    <meta:editing-duration>PT15M57S</meta:editing-duration>
    <meta:editing-cycles>2</meta:editing-cycles>
    <meta:generator>LibreOffice/3.5$Windows_x86 LibreOffice_project/235ab8a-3802056-4a8fed3-2d66ea8-e241b80</meta:generator>
    <meta:document-statistic meta:object-count="19"/>
  </office:meta>
</office:document-meta>
</file>